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 style:list-style-name="L1"/>
    <style:style style:name="P3" style:family="paragraph" style:parent-style-name="Text_20_body">
      <style:text-properties officeooo:rsid="001edf56" officeooo:paragraph-rsid="001edf56"/>
    </style:style>
    <style:style style:name="P4" style:family="paragraph" style:parent-style-name="Text_20_body">
      <style:text-properties fo:font-weight="bold" officeooo:rsid="001edf56" officeooo:paragraph-rsid="001edf5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rso de <text:line-break/><text:span text:style-name="Strong_20_Emphasis">React: gerencie e valide formulários com o React Hook Form</text:span></text:p>
      <text:p text:style-name="Standard">Faça esse curso de React e:</text:p>
      <text:list xml:id="list3833164974" text:style-name="L1">
        <text:list-item>
          <text:p text:style-name="P2">Instale e utilize a biblioteca React Hook Form para gerenciar formulários de maneira eficiente </text:p>
        </text:list-item>
        <text:list-item>
          <text:p text:style-name="P2">Domine o uso de métodos essenciais como useForm, register e handleSubmit para controlar o comportamento dos formulários </text:p>
        </text:list-item>
        <text:list-item>
          <text:p text:style-name="P2">Aplique validações customizadas para garantir a integridade dos dados submetidos </text:p>
        </text:list-item>
        <text:list-item>
          <text:p text:style-name="P2">Manipule mensagens de erro de forma eficaz para fornecer feedback ao usuário </text:p>
        </text:list-item>
        <text:list-item>
          <text:p text:style-name="P2">Valide dados provenientes de APIs externas e habilite preenchimento automático </text:p>
        </text:list-item>
        <text:list-item>
          <text:p text:style-name="P2">Integre componentes de bibliotecas de terceiros para otimizar a experiência de desenvolvimento </text:p>
        </text:list-item>
      </text:list>
      <text:p text:style-name="Standard"/>
      <text:p text:style-name="Text_20_body">Para nos ajudar, o projeto já tá 90% pronto, com as telas já montadas. Mas se preferir, eu vou deixar o Figma com o design do projeto. Você pode <text:a xlink:type="simple" xlink:href="https://www.figma.com/file/hsW25fAq36IDzzIxBtpgCd/Voll.med-%7C-React-Hook-Forms?type=design&amp;node-id=57-1388&amp;mode=design" office:target-frame-name="_blank" xlink:show="new" text:style-name="Internet_20_link" text:visited-style-name="Visited_20_Internet_20_Link">acessar os arquivos neste link</text:a>.  </text:p>
      <text:p text:style-name="Text_20_body">E para <text:a xlink:type="simple" xlink:href="https://github.com/alura-cursos/3652-react-forms" office:target-frame-name="_blank" xlink:show="new" text:style-name="Internet_20_link" text:visited-style-name="Visited_20_Internet_20_Link">acessar o projeto que estaremos desenvolvendo você pode clicar neste link</text:a> ou se preferir <text:a xlink:type="simple" xlink:href="https://github.com/alura-cursos/3652-react-forms/archive/refs/heads/projeto_base.zip" office:target-frame-name="_blank" xlink:show="new" text:style-name="Internet_20_link" text:visited-style-name="Visited_20_Internet_20_Link">baixar os arquivos, neste link você pode baixar os arquivos do projeto que usaremos no curso</text:a>. </text:p>
      <text:p text:style-name="Text_20_body">Ao baixar, abra a pasta no seu VS Code e instale as dependências necessárias com os comando:</text:p>
      <text:p text:style-name="Preformatted_20_Text"><text:span text:style-name="Source_20_Text">npm install</text:span></text:p>
      <text:p text:style-name="Preformatted_20_Text"><text:span text:style-name="Source_20_Text">// ou</text:span></text:p>
      <text:p text:style-name="P1"><text:span text:style-name="Source_20_Text">yarn add</text:span></text:p>
      <text:p text:style-name="Text_20_body">Eu estou usando o npm, mas se você prefere usar o <text:a xlink:type="simple" xlink:href="https://www.alura.com.br/artigos/npm-vs-yarn" office:target-frame-name="_blank" xlink:show="new" text:style-name="Internet_20_link" text:visited-style-name="Visited_20_Internet_20_Link">yarn</text:a> fique a vontade. E também não se preocupe pois repetiremos esses passos em vídeo, e se você tiver alguma dúvida não deixe de consultar o fórum.</text:p>
      <text:p text:style-name="P4">Instalar a biblioteca react-hook-form.</text:p>
      <text:p text:style-name="P3"><text:s/>npm install react-hook-for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21:21:04.065975037</meta:creation-date>
    <dc:date>2024-08-19T21:37:01.350200101</dc:date>
    <meta:editing-duration>PT5M47S</meta:editing-duration>
    <meta:editing-cycles>1</meta:editing-cycles>
    <meta:document-statistic meta:table-count="0" meta:image-count="0" meta:object-count="0" meta:page-count="1" meta:paragraph-count="17" meta:word-count="233" meta:character-count="1396" meta:non-whitespace-character-count="1175"/>
    <meta:generator>LibreOffice/7.3.7.2$Linux_X86_64 LibreOffice_project/30$Build-2</meta:generator>
  </office:meta>
</office:document-meta>
</file>